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6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8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0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2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4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6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8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0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2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4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6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8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0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1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3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77cm" loext:decorative="false"/>
      <style:paragraph-properties style:writing-mode="lr-tb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style:use-window-font-color="true" loext:opacity="0%" fo:font-size="8pt"/>
    </style:style>
    <style:style style:name="P12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30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40" style:family="paragraph">
      <style:text-properties fo:font-size="8pt"/>
    </style:style>
    <style:style style:name="P41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text-properties fo:font-size="36pt"/>
    </style:style>
    <style:style style:name="P4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text-properties fo:font-size="16pt"/>
    </style:style>
    <style:style style:name="P4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/>
      <style:paragraph-properties fo:text-align="center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8pt" fo:font-style="normal" fo:text-shadow="none" style:text-underline-style="none" fo:font-weight="bold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8pt" fo:font-style="italic" fo:text-shadow="none" style:text-underline-style="none" fo:font-weight="bold" style:letter-kerning="true" style:font-name-asian="JetBrains Mono" style:font-size-asian="9pt" style:font-style-asian="italic" style:font-weight-asian="bold" style:font-name-complex="JetBrains Mono" style:font-size-complex="9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bold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71f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style:font-name-asian="Liberation Mono" style:font-size-asian="10pt" style:font-style-asian="normal" style:font-weight-asian="bold" style:font-name-complex="Liberation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fo:font-size="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36pt"/>
    </style:style>
    <style:style style:name="T20" style:family="text">
      <style:text-properties fo:font-size="16pt"/>
    </style:style>
    <style:style style:name="T21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8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2" xml:id="id4" draw:id="id4" draw:layer="layout" svg:width="13.25cm" svg:height="2cm" svg:x="43cm" svg:y="20.5cm">
          <text:p text:style-name="P10"><text:span text:style-name="T5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11"><text:span text:style-name="T5">RelevantResponse(</text:span><text:span text:style-name="T6">const </text:span><text:span text:style-name="T7">std::map&lt;std::string, std::vector&lt;Entry&gt;&gt;&amp; in_invertedIndexes, </text:span><text:span text:style-name="T6">const </text:span><text:span text:style-name="T7">std::vector&lt;std::string&gt;&amp; in_requests, </text:span><text:span text:style-name="T6">const unsigned int </text:span><text:span text:style-name="T7">in_precision</text:span><text:span text:style-name="T5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4" draw:layer="layout" svg:width="1.5cm" svg:height="0.5cm" svg:x="54.5cm" svg:y="29.75cm">
          <text:p text:style-name="P13"><text:span text:style-name="T8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12" draw:text-style-name="P16" draw:layer="layout" svg:width="15cm" svg:height="8cm" svg:x="24.5cm" svg:y="10.5cm">
          <text:p text:style-name="P15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7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4" draw:layer="layout" svg:width="1.5cm" svg:height="0.615cm" svg:x="36.75cm" svg:y="17.75cm">
          <text:p text:style-name="P13"><text:span text:style-name="T8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Container-2-1" draw:style-name="gr21">
          <draw:custom-shape draw:style-name="gr22" draw:text-style-name="P16" draw:layer="layout" svg:width="15cm" svg:height="8cm" svg:x="24.5cm" svg:y="32.75cm">
            <text:p text:style-name="P15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7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4" draw:layer="layout" svg:width="1.5cm" svg:height="0.5cm" svg:x="36.75cm" svg:y="40cm">
          <text:p text:style-name="P13"><text:span text:style-name="T8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6" draw:layer="layout" svg:width="15cm" svg:height="7.591cm" svg:x="7cm" svg:y="2.5cm">
          <text:p text:style-name="P15"><text:span text:style-name="T9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18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><text:span text:style-name="T4">ConverterJSON(const std::string&amp; in_configFilePath, const std::string&amp; in_requestsFilePath, unsigned int in_precision)</text:span></text:p>
          <text:p><text:span text:style-name="T4">ConverterJSON(std::string&amp;&amp; in_configFilePath, std::string&amp;&amp; in_requestsFilePath, unsigned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9" xml:id="id6" draw:id="id6" draw:layer="layout" svg:width="13cm" svg:height="1.091cm" svg:x="8.5cm" svg:y="9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0" draw:text-style-name="P16" draw:layer="layout" svg:width="15cm" svg:height="7.5cm" svg:x="24.5cm" svg:y="20.5cm">
            <text:p text:style-name="P15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1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2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3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5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draw:layer="layout" svg:width="13.25cm" svg:height="0.728cm" svg:x="25.5cm" svg:y="23.636cm">
          <text:p text:style-name="P8"><text:span text:style-name="T4">//Обновить базу инвертированных индексов</text:span></text:p>
          <text:p text:style-name="P19"><text:span text:style-name="T4">void updateInvertedIndexes(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17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InvertedIndex(const std::vector&lt;std::string&gt;&amp; in_documents...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49" draw:text-style-name="P14" draw:layer="layout" svg:width="1.5cm" svg:height="0.5cm" svg:x="37cm" svg:y="27.273cm">
          <text:p text:style-name="P13"><text:span text:style-name="T8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edit-link" draw:style-name="gr21">
          <draw:custom-shape draw:style-name="gr50" draw:text-style-name="P20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51" draw:text-style-name="P21" draw:layer="layout" svg:width="0.499cm" svg:height="0.124cm" svg:x="37.75cm" svg:y="26.434cm" svg:viewBox="0 0 500 125" draw:points="0,125 500,125 500,0 0,0">
            <text:p/>
          </draw:polygon>
          <draw:polyline draw:style-name="gr52" draw:text-style-name="P22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3" draw:text-style-name="P22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4" draw:text-style-name="P20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55" draw:text-style-name="P21" draw:layer="layout" svg:width="0.499cm" svg:height="0.124cm" svg:x="55.25cm" svg:y="25.934cm" svg:viewBox="0 0 500 125" draw:points="0,125 500,125 500,0 0,0">
          <text:p/>
        </draw:polygon>
        <draw:polyline draw:style-name="gr56" draw:text-style-name="P22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7" draw:text-style-name="P22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8" draw:text-style-name="P20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59" draw:text-style-name="P21" draw:layer="layout" svg:width="0.499cm" svg:height="0.124cm" svg:x="55.25cm" svg:y="26.934cm" svg:viewBox="0 0 500 125" draw:points="0,125 500,125 500,0 0,0">
          <text:p/>
        </draw:polygon>
        <draw:polyline draw:style-name="gr60" draw:text-style-name="P22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1" draw:text-style-name="P22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2" draw:text-style-name="P23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3" draw:text-style-name="P23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4" draw:text-style-name="P23" draw:layer="layout" draw:line-skew="1.485cm -16.375cm -1.985cm" svg:x1="56.25cm" svg:y1="24.25cm" svg:x2="8.5cm" svg:y2="9.954cm" draw:start-shape="id5" draw:start-glue-point="1" draw:end-shape="id6" draw:end-glue-point="3" svg:d="M56250 24250h1750v-23500h-51750v9204h2250" svg:viewBox="0 0 51751 23501">
          <text:p/>
        </draw:connector>
        <draw:connector draw:name="Connector-Standard 18" draw:style-name="gr65" draw:text-style-name="P23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6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8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18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6" draw:text-style-name="P14" draw:layer="layout" svg:width="1.325cm" svg:height="0.398cm" svg:x="53.925cm" svg:y="39cm">
          <text:p text:style-name="P13"><text:span text:style-name="T8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77" draw:text-style-name="P20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8" draw:text-style-name="P20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9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0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1" draw:text-style-name="P20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82" draw:text-style-name="P21" draw:layer="layout" svg:width="0.499cm" svg:height="0.124cm" svg:x="55.25cm" svg:y="28.934cm" svg:viewBox="0 0 500 125" draw:points="0,125 500,125 500,0 0,0">
            <text:p/>
          </draw:polygon>
          <draw:polyline draw:style-name="gr83" draw:text-style-name="P22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4" draw:text-style-name="P22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5" draw:text-style-name="P16" draw:layer="layout" svg:width="15cm" svg:height="3.75cm" svg:x="24.5cm" svg:y="28.5cm">
          <text:p text:style-name="P15"><text:span text:style-name="T9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7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4" draw:layer="layout" svg:width="13cm" svg:height="1.75cm" svg:x="25.75cm" svg:y="30.25cm">
          <text:p text:style-name="P10"><text:span text:style-name="T5">//Прочитать JSON-файл</text:span></text:p>
          <text:p text:style-name="P11"><text:span text:style-name="T5">static std::pair&lt;JSON, ErrorCode&gt; readJSONFile(</text:span><text:span text:style-name="T6">const </text:span><text:span text:style-name="T7">std::string &amp;filePath, </text:span><text:span text:style-name="T6">const </text:span><text:span text:style-name="T7">std::string&amp; message = </text:span><text:span text:style-name="T6">""</text:span><text:span text:style-name="T7">, ErrorLevel errorLevel = ErrorLevel::</text:span><text:span text:style-name="T10">no_level</text:span><text:span text:style-name="T7">, </text:span><text:span text:style-name="T6">const </text:span><text:span text:style-name="T7">boost::source_location &amp;callingFunction = </text:span><text:span text:style-name="T6">BOOST_CURRENT_LOCATION</text:span><text:span text:style-name="T5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9" draw:text-style-name="P26" draw:layer="layout" svg:width="15cm" svg:height="4.25cm" svg:x="42cm" svg:y="2.5cm">
          <text:p text:style-name="P25"><text:span text:style-name="T9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1" draw:text-style-name="P6" draw:layer="layout" svg:width="15cm" svg:height="11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4" xml:id="id9" draw:id="id9" draw:layer="layout" svg:width="13cm" svg:height="3.25cm" svg:x="43cm" svg:y="6.25cm">
          <text:p text:style-name="P10"><text:span text:style-name="T5">//Прочитать несколько текстовых файлов одновременно в разных потоках</text:span></text:p>
          <text:p text:style-name="P11"><text:span text:style-name="T5">static ResultOfReadMultipleTextFiles readMultipleTextFiles(</text:span><text:span text:style-name="T6">const </text:span><text:span text:style-name="T7">std::vector&lt;std::string&gt;&amp; filePaths, </text:span><text:span text:style-name="T6">const unsigned int </text:span><text:span text:style-name="T7">desiredNumberOfThreads = std::thread::hardware_concurrency(),</text:span><text:span text:style-name="T7"><text:line-break/></text:span><text:span text:style-name="T6">const </text:span><text:span text:style-name="T7">std::size_t maximumAllowableErrorsNumber = 0,</text:span><text:span text:style-name="T7"><text:line-break/></text:span><text:span text:style-name="T6">const </text:span><text:span text:style-name="T7">std::string&amp; message = </text:span><text:span text:style-name="T6">""</text:span><text:span text:style-name="T7">, ErrorLevel errorLevelOneFile = ErrorLevel::</text:span><text:span text:style-name="T10">no_level</text:span><text:span text:style-name="T7">, ErrorLevel errorLevelMultipleFiles = ErrorLevel::</text:span><text:span text:style-name="T10">no_level</text:span><text:span text:style-name="T7">, </text:span><text:span text:style-name="T6">const </text:span><text:span text:style-name="T7">boost::source_location &amp;callingFunction = </text:span><text:span text:style-name="T6">BOOST_CURRENT_LOCATION</text:span><text:span text:style-name="T5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3" draw:text-style-name="P9" xml:id="id16" draw:id="id16" draw:layer="layout" svg:width="13cm" svg:height="0.75cm" svg:x="8.5cm" svg:y="10.6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7" draw:layer="layout" svg:width="15cm" svg:height="11.75cm" svg:x="7cm" svg:y="11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draw:layer="layout" svg:width="13cm" svg:height="0.75cm" svg:x="8.5cm" svg:y="12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4" draw:layer="layout" svg:width="13cm" svg:height="0.75cm" svg:x="8.5cm" svg:y="14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8" draw:text-style-name="P23" draw:layer="layout" draw:line-skew="-4.75cm" svg:x1="21.5cm" svg:y1="7.841cm" svg:x2="43cm" svg:y2="7.875cm" draw:start-shape="id8" draw:start-glue-point="1" draw:end-shape="id9" draw:end-glue-point="3" svg:d="M21500 7841h6000v34h15500" svg:viewBox="0 0 21501 35">
          <text:p/>
        </draw:connector>
        <draw:custom-shape draw:name="Multi-Document" draw:style-name="gr99" draw:text-style-name="P27" xml:id="id10" draw:id="id10" draw:layer="layout" svg:width="2.973cm" svg:height="1.982cm" svg:x="28.25cm" svg:y="7.5cm">
          <text:p text:style-name="P13"><text:span text:style-name="T11"/></text:p>
          <text:p text:style-name="P13"><text:span text:style-name="T11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0" draw:text-style-name="P23" draw:layer="layout" draw:line-skew="0cm 0.735cm 1.235cm" svg:x1="56cm" svg:y1="7.875cm" svg:x2="31.223cm" svg:y2="8.491cm" draw:start-shape="id9" draw:start-glue-point="1" draw:end-shape="id10" draw:end-glue-point="7" svg:d="M56000 7875h265v2625h-17918v-2009h-7124" svg:viewBox="0 0 25043 2626">
          <text:p/>
        </draw:connector>
        <draw:connector draw:name="Connector-Standard 11" draw:style-name="gr101" draw:text-style-name="P23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2" draw:text-style-name="P23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3" draw:text-style-name="P23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4" draw:text-style-name="P27" xml:id="id18" draw:id="id18" draw:layer="layout" svg:width="3cm" svg:height="2cm" svg:x="38.5cm" svg:y="4cm">
          <text:p text:style-name="P13"><text:span text:style-name="T11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5" draw:text-style-name="P28" draw:layer="layout" svg:width="15cm" svg:height="8.341cm" svg:x="4.75cm" svg:y="25.249cm">
          <text:p/>
        </draw:rect>
        <draw:frame draw:style-name="gr106" draw:text-style-name="P30" draw:layer="layout" svg:width="15cm" svg:height="8.341cm" svg:x="4.75cm" svg:y="25.249cm">
          <draw:text-box>
            <text:p text:style-name="P29"><text:span text:style-name="T9">SearchEngine (SE)</text:span></text:p>
          </draw:text-box>
        </draw:frame>
        <draw:rect draw:style-name="gr107" draw:text-style-name="P31" draw:layer="layout" svg:width="15cm" svg:height="0.545cm" svg:x="4.75cm" svg:y="26.249cm">
          <text:p/>
        </draw:rect>
        <draw:frame draw:style-name="gr108" draw:text-style-name="P33" draw:layer="layout" svg:width="15cm" svg:height="0.649cm" svg:x="4.75cm" svg:y="26.249cm">
          <draw:text-box>
            <text:p text:style-name="P32"><text:span text:style-name="T2">Организует взаимодействие между другими классами</text:span></text:p>
          </draw:text-box>
        </draw:frame>
        <draw:rect draw:style-name="gr109" draw:text-style-name="P34" draw:layer="layout" svg:width="15cm" svg:height="6.75cm" svg:x="4.75cm" svg:y="26.75cm">
          <text:p/>
        </draw:rect>
        <draw:frame draw:style-name="gr110" draw:text-style-name="P35" draw:layer="layout" svg:width="15cm" svg:height="6.75cm" svg:x="4.75cm" svg:y="26.75cm">
          <draw:text-box>
            <text:p text:style-name="P29"><text:span text:style-name="T3">public:</text:span></text:p>
          </draw:text-box>
        </draw:frame>
        <draw:rect draw:style-name="gr111" draw:text-style-name="P36" draw:layer="layout" svg:width="13cm" svg:height="0.818cm" svg:x="5.75cm" svg:y="32.355cm">
          <text:p/>
        </draw:rect>
        <draw:frame draw:style-name="gr112" draw:text-style-name="P37" draw:layer="layout" svg:width="12.5cm" svg:height="0.895cm" svg:x="5.75cm" svg:y="32.355cm">
          <draw:text-box>
            <text:p text:style-name="P32"><text:span text:style-name="T4">//Рассчитать релевантность ответов, при изменении запросов</text:span></text:p>
            <text:p text:style-name="P32"><text:span text:style-name="T4">void searchModifiedRequests();</text:span></text:p>
          </draw:text-box>
        </draw:frame>
        <draw:rect draw:style-name="gr113" draw:text-style-name="P36" draw:layer="layout" svg:width="13cm" svg:height="0.818cm" svg:x="5.75cm" svg:y="31.25cm">
          <text:p/>
        </draw:rect>
        <draw:frame draw:style-name="gr114" draw:text-style-name="P37" draw:layer="layout" svg:width="13cm" svg:height="0.895cm" svg:x="5.75cm" svg:y="31.25cm">
          <draw:text-box>
            <text:p text:style-name="P32"><text:span text:style-name="T4">//Рассчитать релевантность ответов, при изменении документов</text:span></text:p>
            <text:p text:style-name="P32"><text:span text:style-name="T4">void searchModifiedDocuments();</text:span></text:p>
          </draw:text-box>
        </draw:frame>
        <draw:rect draw:style-name="gr115" draw:text-style-name="P36" draw:layer="layout" svg:width="13cm" svg:height="0.818cm" svg:x="5.75cm" svg:y="30.25cm">
          <text:p/>
        </draw:rect>
        <draw:frame draw:style-name="gr116" draw:text-style-name="P37" draw:layer="layout" svg:width="13cm" svg:height="0.895cm" svg:x="5.75cm" svg:y="30.25cm">
          <draw:text-box>
            <text:p text:style-name="P32"><text:span text:style-name="T4">//Рассчитать релевантность ответов</text:span></text:p>
            <text:p text:style-name="P32"><text:span text:style-name="T4">void searchModifiedAll();</text:span></text:p>
          </draw:text-box>
        </draw:frame>
        <draw:rect draw:style-name="gr117" draw:text-style-name="P38" draw:layer="layout" svg:width="13cm" svg:height="3.001cm" svg:x="5.75cm" svg:y="26.999cm">
          <text:p/>
        </draw:rect>
        <draw:frame draw:style-name="gr118" draw:text-style-name="P41" xml:id="id20" draw:id="id20" draw:layer="layout" svg:width="13cm" svg:height="2.506cm" svg:x="5.75cm" svg:y="27.299cm">
          <draw:text-box>
            <text:p text:style-name="P39"><text:span text:style-name="T4">//Инициализирует объекты всех классов</text:span></text:p>
            <text:p text:style-name="P40"><text:span text:style-name="T4">SearchEngine(const std::string&amp; in_configFilePath, const std::string&amp; in_requestsFilePath, const std::string&amp; in_answersFilePath, </text:span><text:span text:style-name="T12">const </text:span><text:span text:style-name="T13">std</text:span><text:span text:style-name="T14">::</text:span><text:span text:style-name="T15">string</text:span><text:span text:style-name="T14">&amp; in_documentsBaseOrPathsBase,</text:span><text:span text:style-name="T12">unsigned int </text:span><text:span text:style-name="T14">in_precision,</text:span><text:span text:style-name="T14"><text:line-break/></text:span><text:span text:style-name="T12">const int </text:span><text:span text:style-name="T14">in_formatByWidth, </text:span><text:span text:style-name="T12">const unsigned int <text:s/></text:span><text:span text:style-name="T14">in_desiredNumberOfThreads, </text:span><text:span text:style-name="T16">const </text:span><text:span text:style-name="T13">std</text:span><text:span text:style-name="T4">::</text:span><text:span text:style-name="T15">size_t </text:span><text:span text:style-name="T17">in_maximumAllowableErrorsNumber</text:span><text:span text:style-name="T4">)</text:span></text:p>
            <text:p text:style-name="P39"><text:span text:style-name="T18"/></text:p>
          </draw:text-box>
        </draw:frame>
        <draw:rect draw:style-name="gr119" draw:text-style-name="P42" draw:layer="layout" svg:width="15cm" svg:height="5.25cm" svg:x="4.75cm" svg:y="33.5cm">
          <text:p/>
        </draw:rect>
        <draw:frame draw:style-name="gr120" draw:text-style-name="P43" draw:layer="layout" svg:width="15cm" svg:height="0.5cm" svg:x="4.75cm" svg:y="33.5cm">
          <draw:text-box>
            <text:p text:style-name="P29"><text:span text:style-name="T3">private:</text:span></text:p>
          </draw:text-box>
        </draw:frame>
        <draw:rect draw:style-name="gr121" draw:text-style-name="P36" draw:layer="layout" svg:width="13cm" svg:height="0.75cm" svg:x="5.75cm" svg:y="33.75cm">
          <text:p/>
        </draw:rect>
        <draw:frame draw:style-name="gr122" draw:text-style-name="P37" draw:layer="layout" svg:width="8cm" svg:height="0.895cm" svg:x="5.75cm" svg:y="33.75cm">
          <draw:text-box>
            <text:p text:style-name="P32"><text:span text:style-name="T4">//JSON-объекты</text:span></text:p>
            <text:p text:style-name="P32"><text:span text:style-name="T4">ConverterJSON converterJSONObj;</text:span></text:p>
          </draw:text-box>
        </draw:frame>
        <draw:rect draw:style-name="gr123" draw:text-style-name="P36" draw:layer="layout" svg:width="13cm" svg:height="0.75cm" svg:x="5.75cm" svg:y="34.75cm">
          <text:p/>
        </draw:rect>
        <draw:frame draw:style-name="gr124" draw:text-style-name="P37" draw:layer="layout" svg:width="8.25cm" svg:height="0.895cm" svg:x="5.75cm" svg:y="34.75cm">
          <draw:text-box>
            <text:p text:style-name="P32"><text:span text:style-name="T4">//Документы</text:span></text:p>
            <text:p text:style-name="P32"><text:span text:style-name="T4">Documents documentsObj;</text:span></text:p>
          </draw:text-box>
        </draw:frame>
        <draw:rect draw:style-name="gr125" draw:text-style-name="P36" draw:layer="layout" svg:width="13cm" svg:height="0.75cm" svg:x="5.75cm" svg:y="35.75cm">
          <text:p/>
        </draw:rect>
        <draw:frame draw:style-name="gr126" draw:text-style-name="P37" draw:layer="layout" svg:width="7cm" svg:height="0.895cm" svg:x="5.75cm" svg:y="35.75cm">
          <draw:text-box>
            <text:p text:style-name="P32"><text:span text:style-name="T4">//Инвертированный индекс</text:span></text:p>
            <text:p text:style-name="P32"><text:span text:style-name="T4">InvertedIndex invertedIndexObj;</text:span></text:p>
          </draw:text-box>
        </draw:frame>
        <draw:rect draw:style-name="gr127" draw:text-style-name="P36" draw:layer="layout" svg:width="13cm" svg:height="0.75cm" svg:x="5.75cm" svg:y="36.75cm">
          <text:p/>
        </draw:rect>
        <draw:frame draw:style-name="gr128" draw:text-style-name="P37" draw:layer="layout" svg:width="7.5cm" svg:height="0.895cm" svg:x="5.75cm" svg:y="36.75cm">
          <draw:text-box>
            <text:p text:style-name="P32"><text:span text:style-name="T4">//Запросы</text:span></text:p>
            <text:p text:style-name="P32"><text:span text:style-name="T4">Requests requestsObj;</text:span></text:p>
          </draw:text-box>
        </draw:frame>
        <draw:rect draw:style-name="gr129" draw:text-style-name="P36" draw:layer="layout" svg:width="13cm" svg:height="0.75cm" svg:x="5.75cm" svg:y="37.75cm">
          <text:p/>
        </draw:rect>
        <draw:frame draw:style-name="gr130" draw:text-style-name="P37" draw:layer="layout" svg:width="7cm" svg:height="0.895cm" svg:x="5.75cm" svg:y="37.75cm">
          <draw:text-box>
            <text:p text:style-name="P32"><text:span text:style-name="T4">//Релевантные ответы</text:span></text:p>
            <text:p text:style-name="P32"><text:span text:style-name="T4">RelevantResponse relevantResponseObj;</text:span></text:p>
          </draw:text-box>
        </draw:frame>
        <draw:g draw:name="edit-link 2" draw:style-name="gr21">
          <draw:custom-shape draw:style-name="gr131" draw:text-style-name="P20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2" draw:text-style-name="P21" draw:layer="layout" svg:width="0.499cm" svg:height="0.124cm" svg:x="54.25cm" svg:y="37.434cm" svg:viewBox="0 0 500 125" draw:points="0,125 500,125 500,0 0,0">
            <text:p/>
          </draw:polygon>
          <draw:polyline draw:style-name="gr133" draw:text-style-name="P22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4" draw:text-style-name="P22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5" draw:text-style-name="P20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6" draw:text-style-name="P21" draw:layer="layout" svg:width="0.499cm" svg:height="0.124cm" svg:x="54.25cm" svg:y="38.184cm" svg:viewBox="0 0 500 125" draw:points="0,125 500,125 500,0 0,0">
            <text:p/>
          </draw:polygon>
          <draw:polyline draw:style-name="gr137" draw:text-style-name="P22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38" draw:text-style-name="P22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39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0" draw:text-style-name="P44" draw:layer="layout" svg:width="19cm" svg:height="1.673cm" svg:x="22cm" svg:y="0cm">
          <draw:text-box>
            <text:p><text:span text:style-name="T19">Схема интерфейсов классов</text:span></text:p>
          </draw:text-box>
        </draw:frame>
        <draw:custom-shape draw:style-name="gr141" draw:text-style-name="P46" draw:layer="layout" svg:width="13cm" svg:height="8cm" svg:x="8.5cm" svg:y="15cm">
          <text:p text:style-name="P45"><text:span text:style-name="T9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4" draw:layer="layout" svg:width="13cm" svg:height="0.5cm" svg:x="8.5cm" svg:y="16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3" draw:text-style-name="P6" draw:layer="layout" svg:width="13cm" svg:height="4.058cm" svg:x="8.5cm" svg:y="16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" draw:layer="layout" svg:width="13cm" svg:height="2.5cm" svg:x="8.5cm" svg:y="20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" draw:layer="layout" svg:width="11.483cm" svg:height="0.75cm" svg:x="9.729cm" svg:y="22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6" draw:text-style-name="P4" draw:layer="layout" svg:width="11.483cm" svg:height="0.75cm" svg:x="9.729cm" svg:y="21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7" draw:text-style-name="P9" draw:layer="layout" svg:width="11.483cm" svg:height="0.75cm" svg:x="9.746cm" svg:y="19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8" draw:text-style-name="P9" draw:layer="layout" svg:width="11.483cm" svg:height="0.724cm" svg:x="9.746cm" svg:y="18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18" draw:layer="layout" svg:width="11.483cm" svg:height="1.66cm" svg:x="9.729cm" svg:y="16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>ConfigConverterJSON(std::string&amp;&amp; in_configFilePath, std::string&amp;&amp; in_requests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20" draw:layer="layout" svg:width="1.732cm" svg:height="0.794cm" svg:x="19.334cm" svg:y="20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51" draw:text-style-name="P24" draw:layer="layout" svg:width="13cm" svg:height="2cm" svg:x="43cm" svg:y="13.25cm">
          <text:p text:style-name="P10"><text:span text:style-name="T5">//Проверить JSON-структуру на соответствие шаблону</text:span></text:p>
          <text:p text:style-name="P11"><text:span text:style-name="T5">static ErrorCode checkJSONStructureMatch(</text:span><text:span text:style-name="T6">const </text:span><text:span text:style-name="T7">std::string &amp;filePath,</text:span><text:span text:style-name="T7"><text:line-break/></text:span><text:span text:style-name="T6">const </text:span><text:span text:style-name="T7">JSON &amp;objectJSON, </text:span><text:span text:style-name="T6">const </text:span><text:span text:style-name="T7">JSON &amp;objectJSONTemplate, </text:span><text:span text:style-name="T6">const </text:span><text:span text:style-name="T7">std::string&amp; message = </text:span><text:span text:style-name="T6">""</text:span><text:span text:style-name="T7">, ErrorLevel errorLevel = ErrorLevel::</text:span><text:span text:style-name="T10">no_level</text:span><text:span text:style-name="T7">,</text:span><text:span text:style-name="T7"><text:line-break/></text:span><text:span text:style-name="T6">const </text:span><text:span text:style-name="T7">boost::source_location &amp;callingFunction = </text:span><text:span text:style-name="T6">BOOST_CURRENT_LOCATION</text:span><text:span text:style-name="T5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2" draw:text-style-name="P24" draw:layer="layout" svg:width="13cm" svg:height="1.75cm" svg:x="43cm" svg:y="4.25cm">
          <text:p text:style-name="P10"><text:span text:style-name="T5">//Прочитать текстовый файл</text:span></text:p>
          <text:p text:style-name="P11"><text:span text:style-name="T5">static std::pair&lt;std::string, ErrorCode&gt; readTextFile(</text:span><text:span text:style-name="T6">const </text:span><text:span text:style-name="T7">std::string &amp;filePath, </text:span><text:span text:style-name="T6">const </text:span><text:span text:style-name="T7">std::string&amp; message = </text:span><text:span text:style-name="T6">""</text:span><text:span text:style-name="T7">, ErrorLevel errorLevel = ErrorLevel::</text:span><text:span text:style-name="T10">no_level</text:span><text:span text:style-name="T7">, </text:span><text:span text:style-name="T6">const </text:span><text:span text:style-name="T7">boost::source_location &amp;callingFunction = </text:span><text:span text:style-name="T6">BOOST_CURRENT_LOCATION</text:span><text:span text:style-name="T5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24" xml:id="id23" draw:id="id23" draw:layer="layout" svg:width="13cm" svg:height="1.5cm" svg:x="43cm" svg:y="9.75cm">
          <text:p text:style-name="P10"><text:span text:style-name="T5">//Проверить массив JSON-объекта запросов на пустоту</text:span></text:p>
          <text:p text:style-name="P11"><text:span text:style-name="T5">static ErrorCode checkRequestsArray(</text:span><text:span text:style-name="T6">const </text:span><text:span text:style-name="T7">JSON &amp;objectJSON, </text:span><text:span text:style-name="T6">const </text:span><text:span text:style-name="T7">std::string&amp; message = </text:span><text:span text:style-name="T6">""</text:span><text:span text:style-name="T7">, ErrorLevel errorLevel = ErrorLevel::</text:span><text:span text:style-name="T10">no_level</text:span><text:span text:style-name="T7">, </text:span><text:span text:style-name="T6">const </text:span><text:span text:style-name="T7">boost::source_location &amp;callingFunction = </text:span><text:span text:style-name="T6">BOOST_CURRENT_LOCATION</text:span><text:span text:style-name="T5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4" draw:text-style-name="P24" xml:id="id22" draw:id="id22" draw:layer="layout" svg:width="13cm" svg:height="1.5cm" svg:x="43cm" svg:y="11.5cm">
          <text:p text:style-name="P10"><text:span text:style-name="T5">//Проверить массив JSON-объекта путей файлов на пустоту</text:span></text:p>
          <text:p text:style-name="P11"><text:span text:style-name="T5">static ErrorCode checkFilePathsArray(</text:span><text:span text:style-name="T6">const </text:span><text:span text:style-name="T7">JSON &amp;objectJSON, </text:span><text:span text:style-name="T6">const </text:span><text:span text:style-name="T7">std::string&amp; message = </text:span><text:span text:style-name="T6">""</text:span><text:span text:style-name="T7">, ErrorLevel errorLevel = ErrorLevel::</text:span><text:span text:style-name="T10">no_level</text:span><text:span text:style-name="T7">,</text:span><text:span text:style-name="T7"><text:line-break/></text:span><text:span text:style-name="T6">const </text:span><text:span text:style-name="T7">boost::source_location &amp;callingFunction = </text:span><text:span text:style-name="T6">BOOST_CURRENT_LOCATION</text:span><text:span text:style-name="T5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7" draw:layer="layout" svg:width="15cm" svg:height="2.5cm" svg:x="42cm" svg:y="1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4" draw:layer="layout" svg:width="13cm" svg:height="2cm" svg:x="43cm" svg:y="15.75cm">
          <text:p text:style-name="P10"><text:span text:style-name="T5">//Логировать событие по коду ошибки и уровню логирования</text:span></text:p>
          <text:p text:style-name="P11"><text:span text:style-name="T5">static void determineValidity(</text:span><text:span text:style-name="T6">const </text:span><text:span text:style-name="T7">std::string &amp;filePath, ErrorCode errorCode = ErrorCode::</text:span><text:span text:style-name="T10">no_error</text:span><text:span text:style-name="T7">, ErrorLevel errorLevel = ErrorLevel::</text:span><text:span text:style-name="T10">no_level</text:span><text:span text:style-name="T7">, </text:span><text:span text:style-name="T6">const </text:span><text:span text:style-name="T7">std::string&amp; message = </text:span><text:span text:style-name="T6">""</text:span><text:span text:style-name="T7">,</text:span><text:span text:style-name="T7"><text:line-break/></text:span><text:span text:style-name="T6">const </text:span><text:span text:style-name="T7">boost::source_location &amp;callingFunction = </text:span><text:span text:style-name="T6">BOOST_CURRENT_LOCATION</text:span><text:span text:style-name="T5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7" draw:text-style-name="P16" draw:layer="layout" svg:width="15cm" svg:height="4cm" svg:x="23cm" svg:y="1.75cm">
          <text:p text:style-name="P15"><text:span text:style-name="T9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9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4" xml:id="id17" draw:id="id17" draw:layer="layout" svg:width="13cm" svg:height="1.75cm" svg:x="24cm" svg:y="3.75cm">
          <text:p text:style-name="P10"><text:span text:style-name="T5">//Записать JSON-файл</text:span></text:p>
          <text:p text:style-name="P11"><text:span text:style-name="T5">static ErrorCode writeJSONFile(</text:span><text:span text:style-name="T6">const </text:span><text:span text:style-name="T7">std::string &amp;filePath, </text:span><text:span text:style-name="T6">const </text:span><text:span text:style-name="T7">JSON &amp;objectJSON, </text:span><text:span text:style-name="T6">const int </text:span><text:span text:style-name="T7">formatByWidth = 2, </text:span><text:span text:style-name="T6">const </text:span><text:span text:style-name="T7">std::string&amp; message = </text:span><text:span text:style-name="T6">""</text:span><text:span text:style-name="T7">, ErrorLevel errorLevel = ErrorLevel::</text:span><text:span text:style-name="T10">no_level</text:span><text:span text:style-name="T7">, </text:span><text:span text:style-name="T6">const </text:span><text:span text:style-name="T7">boost::source_location &amp;callingFunction = </text:span><text:span text:style-name="T6">BOOST_CURRENT_LOCATION</text:span><text:span text:style-name="T5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1" draw:text-style-name="P23" draw:layer="layout" svg:x1="21.5cm" svg:y1="11.025cm" svg:x2="24cm" svg:y2="4.625cm" draw:start-shape="id16" draw:start-glue-point="1" draw:end-shape="id17" svg:d="M21500 11025h1250v-6400h1250" svg:viewBox="0 0 2501 6401">
          <text:p/>
        </draw:connector>
        <draw:connector draw:name="Connector-Standard 8" draw:style-name="gr162" draw:text-style-name="P23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3" draw:text-style-name="P23" draw:layer="layout" svg:x1="4.25cm" svg:y1="28.991cm" svg:x2="5.75cm" svg:y2="28.552cm" draw:start-shape="id19" draw:start-glue-point="7" draw:end-shape="id20" draw:end-glue-point="3" svg:d="M4250 28991h758v-439h742" svg:viewBox="0 0 1501 440">
          <text:p/>
        </draw:connector>
        <draw:custom-shape draw:name="Multi-Document 1" draw:style-name="gr164" draw:text-style-name="P27" xml:id="id13" draw:id="id13" draw:layer="layout" svg:width="2.973cm" svg:height="1.982cm" svg:x="1.277cm" svg:y="7.018cm">
          <text:p text:style-name="P13"><text:span text:style-name="T11"/></text:p>
          <text:p text:style-name="P13"><text:span text:style-name="T11">JSON-Files</text:span></text:p>
          <text:p text:style-name="P13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5" draw:text-style-name="P27" xml:id="id19" draw:id="id19" draw:layer="layout" svg:width="2.973cm" svg:height="1.982cm" svg:x="1.277cm" svg:y="28cm">
          <text:p text:style-name="P13"><text:span text:style-name="T11"/></text:p>
          <text:p text:style-name="P13"><text:span text:style-name="T11">JSON-Files</text:span></text:p>
          <text:p text:style-name="P13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6" draw:text-style-name="P23" draw:layer="layout" draw:line-skew="1.25cm 6.746cm" svg:x1="18.75cm" svg:y1="28.552cm" svg:x2="2.764cm" svg:y2="8.844cm" draw:start-shape="id20" draw:start-glue-point="1" draw:end-shape="id13" draw:end-glue-point="6" svg:d="M18750 28552h1500v-3652h-17486v-16056" svg:viewBox="0 0 17487 19709">
          <text:p/>
        </draw:connector>
        <draw:connector draw:name="Connector-Standard 10" draw:style-name="gr167" draw:text-style-name="P23" draw:layer="layout" svg:x1="18.75cm" svg:y1="28.552cm" svg:x2="25.5cm" svg:y2="12.75cm" draw:start-shape="id20" draw:start-glue-point="1" svg:d="M18750 28552h3500v-15802h3250" svg:viewBox="0 0 6751 15803">
          <text:p/>
        </draw:connector>
        <draw:custom-shape draw:name="On-Page-Reference 1" draw:style-name="gr168" draw:text-style-name="P27" draw:layer="layout" svg:width="1.3cm" svg:height="1.3cm" svg:x="31.75cm" svg:y="19.25cm">
          <text:p text:style-name="P13"><text:span text:style-name="T11">SE</text:span></text:p>
          <text:p text:style-name="P13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69" draw:text-style-name="P23" draw:layer="layout" draw:line-skew="-0.743cm" svg:x1="18.75cm" svg:y1="28.552cm" svg:x2="25.5cm" svg:y2="35cm" draw:start-shape="id20" draw:start-glue-point="1" draw:end-shape="id21" draw:end-glue-point="3" svg:d="M18750 28552h2625v6448h4125" svg:viewBox="0 0 6751 6449">
          <text:p/>
        </draw:connector>
        <draw:custom-shape draw:name="On-Page-Reference 2" draw:style-name="gr170" draw:text-style-name="P27" draw:layer="layout" svg:width="1.3cm" svg:height="1.3cm" svg:x="39.5cm" svg:y="24.25cm">
          <text:p text:style-name="P13"><text:span text:style-name="T11">SE</text:span></text:p>
          <text:p text:style-name="P13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1" draw:text-style-name="P27" draw:layer="layout" svg:width="1.3cm" svg:height="1.3cm" svg:x="40.455cm" svg:y="30.5cm">
          <text:p text:style-name="P13"><text:span text:style-name="T11">SE</text:span></text:p>
          <text:p text:style-name="P13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2" draw:text-style-name="P27" draw:layer="layout" svg:width="1.3cm" svg:height="1.3cm" svg:x="33.455cm" svg:y="6.825cm">
          <text:p text:style-name="P13"><text:span text:style-name="T11">SE</text:span></text:p>
          <text:p text:style-name="P13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3" draw:text-style-name="P27" draw:layer="layout" svg:width="1.3cm" svg:height="1.3cm" svg:x="37.75cm" svg:y="8.7cm">
          <text:p text:style-name="P13"><text:span text:style-name="T11">SE</text:span></text:p>
          <text:p text:style-name="P13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4" draw:text-style-name="P27" draw:layer="layout" svg:width="1.3cm" svg:height="1.3cm" svg:x="23.5cm" svg:y="9.575cm">
          <text:p text:style-name="P13"><text:span text:style-name="T11">SE</text:span></text:p>
          <text:p text:style-name="P13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5" draw:text-style-name="P23" draw:layer="layout" svg:x1="23.999cm" svg:y1="23.968cm" svg:x2="25.5cm" svg:y2="24cm" svg:d="M23999 23968h751v32h750" svg:viewBox="0 0 1502 33">
          <text:p/>
        </draw:connector>
        <draw:custom-shape draw:name="On-Page-Reference 7" draw:style-name="gr176" draw:text-style-name="P27" draw:layer="layout" svg:width="1.3cm" svg:height="1.3cm" svg:x="23.455cm" svg:y="23.575cm">
          <text:p text:style-name="P13"><text:span text:style-name="T11">SE</text:span></text:p>
          <text:p text:style-name="P13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77" draw:text-style-name="P23" draw:layer="layout" svg:x1="23.999cm" svg:y1="16.248cm" svg:x2="25.5cm" svg:y2="16.25cm" svg:d="M23999 16248h751v2h750" svg:viewBox="0 0 1502 3">
          <text:p/>
        </draw:connector>
        <draw:custom-shape draw:name="On-Page-Reference 8" draw:style-name="gr178" draw:text-style-name="P27" draw:layer="layout" svg:width="1.3cm" svg:height="1.3cm" svg:x="23.25cm" svg:y="15.825cm">
          <text:p text:style-name="P13"><text:span text:style-name="T11">SE</text:span></text:p>
          <text:p text:style-name="P13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79" draw:text-style-name="P23" draw:layer="layout" svg:x1="23.999cm" svg:y1="38.5cm" svg:x2="25.5cm" svg:y2="38.502cm" svg:d="M23999 38500h751v2h750" svg:viewBox="0 0 1502 3">
          <text:p/>
        </draw:connector>
        <draw:custom-shape draw:name="On-Page-Reference 9" draw:style-name="gr180" draw:text-style-name="P27" draw:layer="layout" svg:width="1.3cm" svg:height="1.3cm" svg:x="23cm" svg:y="38.075cm">
          <text:p text:style-name="P13"><text:span text:style-name="T11">SE</text:span></text:p>
          <text:p text:style-name="P13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1" draw:text-style-name="P27" draw:layer="layout" svg:width="1.3cm" svg:height="1.3cm" svg:x="22.705cm" svg:y="29.5cm">
          <text:p text:style-name="P13"><text:span text:style-name="T11">SE</text:span></text:p>
          <text:p text:style-name="P13"><text:span text:style-name="T11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2" draw:text-style-name="P23" draw:layer="layout" svg:x1="41.71cm" svg:y1="22.941cm" svg:x2="43cm" svg:y2="23.002cm" svg:d="M41710 22941h645v61h645" svg:viewBox="0 0 1291 62">
          <text:p/>
        </draw:connector>
        <draw:custom-shape draw:name="On-Page-Reference 11" draw:style-name="gr183" draw:text-style-name="P27" draw:layer="layout" svg:width="1.3cm" svg:height="1.3cm" svg:x="40.955cm" svg:y="22.575cm">
          <text:p text:style-name="P13"><text:span text:style-name="T11">SE</text:span></text:p>
          <text:p text:style-name="P13"><text:span text:style-name="T11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4" draw:text-style-name="P27" draw:layer="layout" svg:width="1.3cm" svg:height="1.3cm" svg:x="22.25cm" svg:y="6.25cm">
          <text:p text:style-name="P13"><text:span text:style-name="T11">SE</text:span></text:p>
          <text:p text:style-name="P13"><text:span text:style-name="T11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5" draw:text-style-name="P27" draw:layer="layout" svg:width="1.3cm" svg:height="1.3cm" svg:x="5.75cm" svg:y="8cm">
          <text:p text:style-name="P13"><text:span text:style-name="T11">SE</text:span></text:p>
          <text:p text:style-name="P13"><text:span text:style-name="T11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6" draw:text-style-name="P27" draw:layer="layout" svg:width="1.3cm" svg:height="1.3cm" svg:x="2.2cm" svg:y="15.95cm">
          <text:p text:style-name="P13"><text:span text:style-name="T11">SE</text:span></text:p>
          <text:p text:style-name="P13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87" draw:text-style-name="P27" draw:layer="layout" svg:width="1.3cm" svg:height="1.3cm" svg:x="21.75cm" svg:y="25.075cm">
          <text:p text:style-name="P13"><text:span text:style-name="T11">SE</text:span></text:p>
          <text:p text:style-name="P13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88" draw:text-style-name="P27" draw:layer="layout" svg:width="1.3cm" svg:height="1.3cm" svg:x="20.75cm" svg:y="31.45cm">
          <text:p text:style-name="P13"><text:span text:style-name="T11">SE</text:span></text:p>
          <text:p text:style-name="P13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89" draw:text-style-name="P27" draw:layer="layout" svg:width="1.3cm" svg:height="1.3cm" svg:x="4cm" svg:y="4.5cm">
          <text:p text:style-name="P13"><text:span text:style-name="T11">SE</text:span></text:p>
          <text:p text:style-name="P13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0" draw:text-style-name="P20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1" draw:text-style-name="P21" draw:layer="layout" svg:width="0.499cm" svg:height="0.124cm" svg:x="20.5cm" svg:y="13.434cm" svg:viewBox="0 0 500 125" draw:points="0,125 500,125 500,0 0,0">
            <text:p/>
          </draw:polygon>
          <draw:polyline draw:style-name="gr192" draw:text-style-name="P22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193" draw:text-style-name="P22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dit-link 5" draw:style-name="gr21">
          <draw:custom-shape draw:style-name="gr194" draw:text-style-name="P20" draw:layer="layout" svg:width="2cm" svg:height="1cm" svg:x="19.75cm" svg:y="1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5" draw:text-style-name="P21" draw:layer="layout" svg:width="0.499cm" svg:height="0.124cm" svg:x="20.5cm" svg:y="12.434cm" svg:viewBox="0 0 500 125" draw:points="0,125 500,125 500,0 0,0">
            <text:p/>
          </draw:polygon>
          <draw:polyline draw:style-name="gr196" draw:text-style-name="P22" draw:layer="layout" svg:width="0.249cm" svg:height="0.373cm" draw:transform="rotate (1.5707963267949) translate (20.25cm 12.622cm)" svg:viewBox="0 0 250 374" draw:points="188,374 250,374 250,0 0,0 0,374 63,374">
            <text:p/>
          </draw:polyline>
          <draw:polyline draw:style-name="gr197" draw:text-style-name="P22" draw:layer="layout" svg:width="0.249cm" svg:height="0.375cm" draw:transform="rotate (-1.5707963267949) translate (21.25cm 12.372cm)" svg:viewBox="0 0 250 376" draw:points="62,376 0,376 0,0 250,0 250,376 187,376">
            <text:p/>
          </draw:polyline>
        </draw:g>
        <draw:g draw:name="emblem-question" draw:style-name="gr21">
          <draw:custom-shape draw:style-name="gr198" draw:text-style-name="P20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199" draw:text-style-name="P21" draw:layer="layout" svg:width="0.125cm" svg:height="0.125cm" svg:x="20.687cm" svg:y="22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0" draw:text-style-name="P21" draw:layer="layout" svg:width="0.499cm" svg:height="0.499cm" svg:x="20.5cm" svg:y="22.25cm" svg:viewBox="0 0 500 500" draw:points="0,500 500,500 500,0 0,0">
            <text:p/>
          </draw:polygon>
          <draw:path draw:style-name="gr201" draw:text-style-name="P21" draw:layer="layout" svg:width="0.249cm" svg:height="0.249cm" svg:x="20.625cm" svg:y="22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2" draw:text-style-name="P22" draw:layer="layout" svg:x1="20.75cm" svg:y1="22.5cm" svg:x2="20.75cm" svg:y2="22.625cm">
            <text:p/>
          </draw:line>
        </draw:g>
        <draw:g draw:name="emblem-information" draw:style-name="gr21">
          <draw:custom-shape draw:style-name="gr203" draw:text-style-name="P20" draw:layer="layout" svg:width="1cm" svg:height="1cm" svg:x="20.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4" draw:text-style-name="P47" draw:layer="layout" svg:width="0.5cm" svg:height="0.5cm" svg:x="20.753cm" svg:y="1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5" draw:text-style-name="P21" draw:layer="layout" svg:width="0.125cm" svg:height="0.125cm" svg:x="20.937cm" svg:y="14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6" draw:text-style-name="P21" draw:layer="layout" svg:width="0.124cm" svg:height="0.25cm" svg:x="20.937cm" svg:y="14.496cm" svg:viewBox="0 0 125 251" draw:points="0,251 125,251 125,0 0,1">
            <text:p/>
          </draw:polygon>
        </draw:g>
        <draw:g draw:name="configure" draw:style-name="gr21">
          <draw:custom-shape draw:style-name="gr207" draw:text-style-name="P20" draw:layer="layout" svg:width="1cm" svg:height="1cm" svg:x="20.25cm" svg:y="2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line draw:style-name="gr208" draw:text-style-name="P21" draw:layer="layout" svg:x1="20.5cm" svg:y1="21.374cm" svg:x2="20.75cm" svg:y2="21.375cm">
            <text:p/>
          </draw:line>
          <draw:line draw:style-name="gr209" draw:text-style-name="P21" draw:layer="layout" svg:x1="20.687cm" svg:y1="21.625cm" svg:x2="21cm" svg:y2="21.625cm">
            <text:p/>
          </draw:line>
          <draw:custom-shape draw:style-name="gr210" draw:text-style-name="P21" draw:layer="layout" svg:width="0.125cm" svg:height="0.125cm" svg:x="20.75cm" svg:y="21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1" draw:text-style-name="P21" draw:layer="layout" svg:width="0.125cm" svg:height="0.125cm" svg:x="20.562cm" svg:y="21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2" draw:text-style-name="P21" draw:layer="layout" svg:x1="20.5cm" svg:y1="21.625cm" svg:x2="20.562cm" svg:y2="21.625cm">
            <text:p/>
          </draw:line>
          <draw:line draw:style-name="gr213" draw:text-style-name="P21" draw:layer="layout" svg:x1="21cm" svg:y1="21.375cm" svg:x2="20.875cm" svg:y2="21.375cm">
            <text:p/>
          </draw:line>
        </draw:g>
        <draw:connector draw:name="Connector-Standard 19" draw:style-name="gr214" draw:text-style-name="P23" draw:layer="layout" svg:x1="24.25cm" svg:y1="31.718cm" svg:x2="25.751cm" svg:y2="31.75cm" svg:d="M24250 31718h751v32h750" svg:viewBox="0 0 1502 33">
          <text:p/>
        </draw:connector>
        <draw:custom-shape draw:name="On-Page-Reference 17" draw:style-name="gr215" draw:text-style-name="P27" draw:layer="layout" svg:width="1.3cm" svg:height="1.3cm" svg:x="23.5cm" svg:y="31.2cm">
          <text:p text:style-name="P13"><text:span text:style-name="T11">CJ</text:span></text:p>
          <text:p text:style-name="P13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6" draw:text-style-name="P23" draw:layer="layout" svg:x1="41.5cm" svg:y1="13.468cm" svg:x2="43.001cm" svg:y2="13.5cm" svg:d="M41500 13468h751v32h750" svg:viewBox="0 0 1502 33">
          <text:p/>
        </draw:connector>
        <draw:custom-shape draw:name="On-Page-Reference 18" draw:style-name="gr217" draw:text-style-name="P27" draw:layer="layout" svg:width="1.3cm" svg:height="1.3cm" svg:x="40.2cm" svg:y="12.75cm">
          <text:p text:style-name="P13"><text:span text:style-name="T11">CJ</text:span></text:p>
          <text:p text:style-name="P13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18" draw:text-style-name="P23" draw:layer="layout" svg:x1="41.499cm" svg:y1="11.25cm" svg:x2="43cm" svg:y2="12.25cm" draw:end-shape="id22" draw:end-glue-point="3" svg:d="M41499 11250h618v1000h883" svg:viewBox="0 0 1502 1001">
          <text:p/>
        </draw:connector>
        <draw:connector draw:name="Connector-Standard 22" draw:style-name="gr219" draw:text-style-name="P23" draw:layer="layout" svg:x1="41.5cm" svg:y1="9.718cm" svg:x2="43cm" svg:y2="10.5cm" draw:end-shape="id23" svg:d="M41500 9718h618v782h882" svg:viewBox="0 0 1501 783">
          <text:p/>
        </draw:connector>
        <draw:custom-shape draw:name="On-Page-Reference 19" draw:style-name="gr220" draw:text-style-name="P27" draw:layer="layout" svg:width="1.3cm" svg:height="1.3cm" svg:x="40.25cm" svg:y="10.75cm">
          <text:p text:style-name="P13"><text:span text:style-name="T11">CJ</text:span></text:p>
          <text:p text:style-name="P13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1" draw:text-style-name="P27" draw:layer="layout" svg:width="1.3cm" svg:height="1.3cm" svg:x="40.25cm" svg:y="9.2cm">
          <text:p text:style-name="P13"><text:span text:style-name="T11">CJ</text:span></text:p>
          <text:p text:style-name="P13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2" draw:text-style-name="P27" draw:layer="layout" svg:width="1.3cm" svg:height="1.3cm" svg:x="1.25cm" svg:y="39.5cm">
          <text:p text:style-name="P13"><text:span text:style-name="T11">SE</text:span></text:p>
          <text:p text:style-name="P13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3" draw:text-style-name="P27" draw:layer="layout" svg:width="1.3cm" svg:height="1.3cm" svg:x="2.95cm" svg:y="39.5cm">
          <text:p text:style-name="P13"><text:span text:style-name="T11">CJ</text:span></text:p>
          <text:p text:style-name="P13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4" draw:text-style-name="P48" draw:layer="layout" svg:width="10.25cm" svg:height="0.878cm" svg:x="4.25cm" svg:y="39.75cm">
          <draw:text-box>
            <text:p><text:span text:style-name="T20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5" draw:text-style-name="P16" draw:layer="layout" svg:width="15cm" svg:height="7.591cm" svg:x="3cm" svg:y="8cm">
          <text:p text:style-name="P15"><text:span text:style-name="T9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27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29" draw:text-style-name="P18" xml:id="id35" draw:id="id35" draw:layer="layout" svg:width="13cm" svg:height="2.5cm" svg:x="4.5cm" svg:y="9.75cm">
          <text:p text:style-name="P8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 text:style-name="P19"><text:span text:style-name="T4">Logger(const std::string &amp;in_configLoggerFilePath, const std::string &amp;in_configWriterMessageFilePath, </text:span><text:span text:style-name="T21">const</text:span><text:span text:style-name="T12"> </text:span><text:span text:style-name="T13">std</text:span><text:span text:style-name="T14">::</text:span><text:span text:style-name="T15">string </text:span><text:span text:style-name="T14">&amp;in_launchConsole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50" draw:layer="layout" svg:width="13cm" svg:height="6.25cm" svg:x="4.5cm" svg:y="17.25cm">
          <text:p text:style-name="P49"><text:span text:style-name="T22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3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9" draw:layer="layout" svg:width="11.483cm" svg:height="0.75cm" svg:x="5.748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6" draw:text-style-name="P9" draw:layer="layout" svg:width="11.483cm" svg:height="1.25cm" svg:x="5.746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7" draw:text-style-name="P17" xml:id="id36" draw:id="id36" draw:layer="layout" svg:width="11.483cm" svg:height="1cm" svg:x="5.729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8" draw:text-style-name="P20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39" draw:text-style-name="P18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0" draw:text-style-name="P50" draw:layer="layout" svg:width="13cm" svg:height="1.75cm" svg:x="4.5cm" svg:y="23.75cm">
          <text:p text:style-name="P49"><text:span text:style-name="T9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2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4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16" draw:layer="layout" svg:width="15cm" svg:height="7.591cm" svg:x="20cm" svg:y="25.25cm">
          <text:p text:style-name="P15"><text:span text:style-name="T9">MonitorSender (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5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" xml:id="id41" draw:id="id41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7" draw:text-style-name="P18" xml:id="id40" draw:id="id40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26" draw:layer="layout" svg:width="13cm" svg:height="5cm" svg:x="21.5cm" svg:y="31.75cm">
          <text:p text:style-name="P25"><text:span text:style-name="T9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1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18" draw:layer="layout" svg:width="11.483cm" svg:height="1cm" svg:x="22.733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4" draw:text-style-name="P20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65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6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8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26" draw:layer="layout" svg:width="15cm" svg:height="7.591cm" svg:x="42cm" svg:y="7.25cm">
          <text:p text:style-name="P25"><text:span text:style-name="T9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1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9" xml:id="id30" draw:id="id30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3" draw:text-style-name="P17" xml:id="id25" draw:id="id25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50" draw:layer="layout" svg:width="13cm" svg:height="6cm" svg:x="43.5cm" svg:y="11.25cm">
          <text:p text:style-name="P49"><text:span text:style-name="T9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7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18" xml:id="id26" draw:id="id26" draw:layer="layout" svg:width="11.483cm" svg:height="1cm" svg:x="44.733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0" draw:text-style-name="P20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81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2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4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xml:id="id32" draw:id="id32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26" draw:layer="layout" svg:width="15cm" svg:height="7.591cm" svg:x="42cm" svg:y="25cm">
          <text:p text:style-name="P25"><text:span text:style-name="T9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8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9" xml:id="id31" draw:id="id31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0" draw:text-style-name="P18" xml:id="id27" draw:id="id27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26" draw:layer="layout" svg:width="13cm" svg:height="5cm" svg:x="43.5cm" svg:y="31.75cm">
          <text:p text:style-name="P25"><text:span text:style-name="T9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4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8" xml:id="id28" draw:id="id28" draw:layer="layout" svg:width="11.483cm" svg:height="1cm" svg:x="44.733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7" draw:text-style-name="P20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98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9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1" draw:text-style-name="P9" xml:id="id29" draw:id="id29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50" draw:layer="layout" svg:width="15cm" svg:height="6.653cm" svg:x="21cm" svg:y="3cm">
          <text:p text:style-name="P49"><text:span text:style-name="T9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4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5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9" xml:id="id38" draw:id="id38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7" draw:text-style-name="P18" xml:id="id37" draw:id="id37" draw:layer="layout" svg:width="13.249cm" svg:height="1.597cm" svg:x="22.421cm" svg:y="5.129cm">
          <text:p text:style-name="P8"><text:span text:style-name="T4">/Создать и настроить объекты: СonfigWriterMessage, MonitorSender</text:span></text:p>
          <text:p text:style-name="P19"><text:span text:style-name="T4">explicit WriterMessage(const std::string &amp;in_configWriterMessageFilePath, </text:span><text:span text:style-name="T21">const </text:span><text:span text:style-name="T13">std</text:span><text:span text:style-name="T14">::</text:span><text:span text:style-name="T15">string </text:span><text:span text:style-name="T14">&amp;in_launchConsole = </text:span><text:span text:style-name="T23">"yes"</text:span><text:span text:style-name="T4">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8" draw:text-style-name="P50" draw:layer="layout" svg:width="13.25cm" svg:height="3.593cm" svg:x="22.5cm" svg:y="8.855cm">
          <text:p text:style-name="P49"><text:span text:style-name="T9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0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9" draw:layer="layout" svg:width="11.703cm" svg:height="1.596cm" svg:x="23.69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3" draw:text-style-name="P18" xml:id="id39" draw:id="id39" draw:layer="layout" svg:width="11.703cm" svg:height="1.128cm" svg:x="23.69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4" draw:text-style-name="P4" draw:layer="layout" svg:width="11.703cm" svg:height="0.798cm" svg:x="23.69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5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0" draw:text-style-name="P9" draw:layer="layout" svg:width="13cm" svg:height="0.818cm" svg:x="43.5cm" svg:y="20.932cm">
          <text:p text:style-name="P8"><text:span text:style-name="T4">//Завершить работу. Используется в обработчике нажатия клавиш консоли</text:span></text:p>
          <text:p text:style-name="P8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1" draw:text-style-name="P51" draw:layer="layout" svg:x1="2cm" svg:y1="2cm" svg:x2="37cm" svg:y2="2cm">
          <text:p/>
        </draw:line>
        <draw:line draw:style-name="gr321" draw:text-style-name="P51" draw:layer="layout" svg:x1="2cm" svg:y1="2cm" svg:x2="2cm" svg:y2="40cm">
          <text:p/>
        </draw:line>
        <draw:line draw:style-name="gr321" draw:text-style-name="P51" draw:layer="layout" svg:x1="2cm" svg:y1="40cm" svg:x2="37cm" svg:y2="40cm">
          <text:p/>
        </draw:line>
        <draw:line draw:style-name="gr321" draw:text-style-name="P51" draw:layer="layout" svg:x1="37cm" svg:y1="2cm" svg:x2="37cm" svg:y2="40cm">
          <text:p/>
        </draw:line>
        <draw:line draw:style-name="gr321" draw:text-style-name="P51" draw:layer="layout" svg:x1="58cm" svg:y1="2cm" svg:x2="58cm" svg:y2="40cm">
          <text:p/>
        </draw:line>
        <draw:line draw:style-name="gr321" draw:text-style-name="P51" draw:layer="layout" svg:x1="41cm" svg:y1="2cm" svg:x2="41cm" svg:y2="40cm">
          <text:p/>
        </draw:line>
        <draw:line draw:style-name="gr321" draw:text-style-name="P51" draw:layer="layout" svg:x1="41cm" svg:y1="2cm" svg:x2="58cm" svg:y2="2cm">
          <text:p/>
        </draw:line>
        <draw:line draw:style-name="gr321" draw:text-style-name="P51" draw:layer="layout" svg:x1="41cm" svg:y1="40cm" svg:x2="58cm" svg:y2="40cm">
          <text:p/>
        </draw:line>
        <draw:frame draw:style-name="gr322" draw:text-style-name="P48" draw:layer="layout" svg:width="10cm" svg:height="1cm" svg:x="2cm" svg:y="2cm">
          <draw:text-box>
            <text:p><text:span text:style-name="T20">Процесс search-engine.exe</text:span></text:p>
          </draw:text-box>
        </draw:frame>
        <draw:frame draw:style-name="gr322" draw:text-style-name="P48" draw:layer="layout" svg:width="10cm" svg:height="1cm" svg:x="41cm" svg:y="2cm">
          <draw:text-box>
            <text:p><text:span text:style-name="T20">Процесс logger-monitor.exe</text:span></text:p>
          </draw:text-box>
        </draw:frame>
        <draw:custom-shape draw:style-name="gr323" draw:text-style-name="P52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324" draw:text-style-name="P53" draw:layer="layout" svg:width="6cm" svg:height="1.207cm" svg:x="35.5cm" svg:y="28.5cm">
          <draw:text-box>
            <text:p text:style-name="P32"><text:span text:style-name="T24">boost::interprocess::message_queue</text:span></text:p>
          </draw:text-box>
        </draw:frame>
        <draw:custom-shape draw:name="Multi-Document 4" draw:style-name="gr325" draw:text-style-name="P27" xml:id="id24" draw:id="id24" draw:layer="layout" svg:width="2.973cm" svg:height="1.982cm" svg:x="38.5cm" svg:y="8.5cm">
          <text:p text:style-name="P13"><text:span text:style-name="T11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26" draw:text-style-name="P23" draw:layer="layout" svg:x1="41.473cm" svg:y1="9.491cm" svg:x2="43.5cm" svg:y2="9.375cm" draw:start-shape="id24" draw:start-glue-point="7" draw:end-shape="id25" draw:end-glue-point="3" svg:d="M41473 9491h1014v-116h1013" svg:viewBox="0 0 2028 117">
          <text:p/>
        </draw:connector>
        <draw:connector draw:name="Connector-Standard 24" draw:style-name="gr327" draw:text-style-name="P23" draw:layer="layout" draw:line-skew="0.735cm -4.625cm -3.233cm" svg:x1="56.5cm" svg:y1="9.375cm" svg:x2="44.734cm" svg:y2="14cm" draw:start-shape="id25" draw:start-glue-point="1" draw:end-shape="id26" draw:end-glue-point="3" svg:d="M56500 9375h1000v-2375h-16264v7000h3498" svg:viewBox="0 0 16265 7001">
          <text:p/>
        </draw:connector>
        <draw:connector draw:name="Connector-Standard 25" draw:style-name="gr328" draw:text-style-name="P23" draw:layer="layout" draw:line-skew="0.735cm 4cm -1.735cm" svg:x1="56.5cm" svg:y1="9.375cm" svg:x2="43.5cm" svg:y2="27.875cm" draw:start-shape="id25" draw:start-glue-point="1" draw:end-shape="id27" draw:end-glue-point="3" svg:d="M56500 9375h1000v12875h-16000v5625h2000" svg:viewBox="0 0 16001 18501">
          <text:p/>
        </draw:connector>
        <draw:connector draw:name="Connector-Standard 26" draw:style-name="gr329" draw:text-style-name="P23" draw:layer="layout" draw:line-skew="0.735cm 0cm -2.983cm" svg:x1="56.5cm" svg:y1="27.875cm" svg:x2="44.734cm" svg:y2="34.75cm" draw:start-shape="id27" draw:start-glue-point="1" draw:end-shape="id28" draw:end-glue-point="3" svg:d="M56500 27875h1000v3750h-16014v3125h3248" svg:viewBox="0 0 16015 6876">
          <text:p/>
        </draw:connector>
        <draw:connector draw:name="Connector-Standard 27" draw:style-name="gr330" draw:text-style-name="P23" draw:layer="layout" draw:line-skew="0.735cm 6.034cm" svg:x1="56.5cm" svg:y1="27.875cm" svg:x2="43.5cm" svg:y2="38.341cm" draw:start-shape="id27" draw:start-glue-point="1" draw:end-shape="id29" draw:end-glue-point="3" svg:d="M56500 27875h1000v11625h-14265v-1159h265" svg:viewBox="0 0 14266 11626">
          <text:p/>
        </draw:connector>
        <draw:custom-shape draw:name="On-Page-Reference 24" draw:style-name="gr331" draw:text-style-name="P27" draw:layer="layout" svg:width="1.5cm" svg:height="1.5cm" svg:x="40.5cm" svg:y="11.75cm">
          <text:p text:style-name="P13"><text:span text:style-name="T11">LM</text:span></text:p>
          <text:p text:style-name="P13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2" draw:text-style-name="P27" draw:layer="layout" svg:width="1.5cm" svg:height="1.5cm" svg:x="40.75cm" svg:y="23.25cm">
          <text:p text:style-name="P13"><text:span text:style-name="T11">LM</text:span></text:p>
          <text:p text:style-name="P13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3" draw:text-style-name="P27" draw:layer="layout" svg:width="1.5cm" svg:height="1.5cm" svg:x="40.75cm" svg:y="32.5cm">
          <text:p text:style-name="P13"><text:span text:style-name="T11">MR</text:span></text:p>
          <text:p text:style-name="P13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4" draw:text-style-name="P27" draw:layer="layout" svg:width="1.5cm" svg:height="1.5cm" svg:x="56.75cm" svg:y="36cm">
          <text:p text:style-name="P13"><text:span text:style-name="T11">MR</text:span></text:p>
          <text:p text:style-name="P13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5" draw:text-style-name="P27" draw:layer="layout" svg:width="1.5cm" svg:height="1.5cm" svg:x="2cm" svg:y="40.25cm">
          <text:p text:style-name="P13"><text:span text:style-name="T11">MR</text:span></text:p>
          <text:p text:style-name="P13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6" draw:text-style-name="P48" draw:layer="layout" svg:width="9.777cm" svg:height="0.878cm" svg:x="3.75cm" svg:y="40.622cm">
          <draw:text-box>
            <text:p><text:span text:style-name="T20"><text:s/></text:span><text:span text:style-name="T20">- шаги алгоритмов работы классов</text:span></text:p>
          </draw:text-box>
        </draw:frame>
        <draw:connector draw:name="Connector-Standard 28" draw:style-name="gr337" draw:text-style-name="P23" draw:layer="layout" draw:line-skew="0.985cm 2.75cm -2.735cm" svg:x1="56.5cm" svg:y1="10.409cm" svg:x2="43.5cm" svg:y2="29.716cm" draw:start-shape="id30" draw:start-glue-point="1" draw:end-shape="id31" draw:end-glue-point="3" svg:d="M56500 10409h1250v12341h-17250v6966h3000" svg:viewBox="0 0 17251 19308">
          <text:p/>
        </draw:connector>
        <draw:connector draw:name="Connector-Standard 29" draw:style-name="gr338" draw:text-style-name="P23" draw:layer="layout" draw:line-skew="0.985cm 1.125cm -1.735cm" svg:x1="56.5cm" svg:y1="10.409cm" svg:x2="43.5cm" svg:y2="20.341cm" draw:start-shape="id30" draw:start-glue-point="1" draw:end-shape="id32" draw:end-glue-point="3" svg:d="M56500 10409h1250v6091h-16250v3841h2000" svg:viewBox="0 0 16251 9933">
          <text:p/>
        </draw:connector>
        <draw:custom-shape draw:name="On-Page-Reference 28" draw:style-name="gr339" draw:text-style-name="P27" draw:layer="layout" svg:width="1.5cm" svg:height="1.5cm" svg:x="39.75cm" svg:y="25.5cm">
          <text:p text:style-name="P13"><text:span text:style-name="T11">LM</text:span></text:p>
          <text:p text:style-name="P13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0" draw:text-style-name="P27" draw:layer="layout" svg:width="1.5cm" svg:height="1.5cm" svg:x="40.75cm" svg:y="17.75cm">
          <text:p text:style-name="P13"><text:span text:style-name="T11">LM</text:span></text:p>
          <text:p text:style-name="P13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1" draw:text-style-name="P27" xml:id="id33" draw:id="id33" draw:layer="layout" svg:width="2.973cm" svg:height="1.605cm" svg:x="52.277cm" svg:y="23.145cm">
          <text:p text:style-name="P13"><text:span text:style-name="T11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2" draw:text-style-name="P23" draw:layer="layout" draw:line-skew="0.485cm" svg:x1="56.5cm" svg:y1="20.341cm" svg:x2="55.25cm" svg:y2="23.948cm" draw:start-shape="id32" draw:start-glue-point="1" draw:end-shape="id33" draw:end-glue-point="7" svg:d="M56500 20341h750v3607h-2000" svg:viewBox="0 0 2001 3608">
          <text:p/>
        </draw:connector>
        <draw:custom-shape draw:name="On-Page-Reference 30" draw:style-name="gr343" draw:text-style-name="P27" draw:layer="layout" svg:width="1.5cm" svg:height="1.5cm" svg:x="55.75cm" svg:y="23.25cm">
          <text:p text:style-name="P13"><text:span text:style-name="T11">LM</text:span></text:p>
          <text:p text:style-name="P13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4" draw:text-style-name="P27" xml:id="id34" draw:id="id34" draw:layer="layout" svg:width="2.973cm" svg:height="1.982cm" svg:x="3cm" svg:y="4.018cm">
          <text:p text:style-name="P13"><text:span text:style-name="T11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5" draw:text-style-name="P23" draw:layer="layout" svg:x1="3cm" svg:y1="5.009cm" svg:x2="4.5cm" svg:y2="11cm" draw:start-shape="id34" draw:start-glue-point="5" draw:end-shape="id35" draw:end-glue-point="3" svg:d="M3000 5009h-266v5991h1766" svg:viewBox="0 0 1767 5992">
          <text:p/>
        </draw:connector>
        <draw:connector draw:name="Connector-Standard 32" draw:style-name="gr346" draw:text-style-name="P23" draw:layer="layout" draw:line-skew="0.485cm -8.375cm -2.979cm" svg:x1="17.5cm" svg:y1="11cm" svg:x2="5.73cm" svg:y2="20cm" draw:start-shape="id35" draw:start-glue-point="1" draw:end-shape="id36" draw:end-glue-point="3" svg:d="M17500 11000h750v-3500h-15764v12500h3244" svg:viewBox="0 0 15765 12501">
          <text:p/>
        </draw:connector>
        <draw:connector draw:name="Connector-Standard 33" draw:style-name="gr347" draw:text-style-name="P23" draw:layer="layout" draw:line-skew="-1.218cm" svg:x1="17.5cm" svg:y1="11cm" svg:x2="22.422cm" svg:y2="5.927cm" draw:start-shape="id35" draw:start-glue-point="1" draw:end-shape="id37" draw:end-glue-point="3" svg:d="M17500 11000h1243v-5073h3679" svg:viewBox="0 0 4923 5074">
          <text:p/>
        </draw:connector>
        <draw:connector draw:name="Connector-Standard 34" draw:style-name="gr348" draw:text-style-name="P23" draw:layer="layout" draw:line-skew="-0.97cm" svg:x1="17.5cm" svg:y1="11cm" svg:x2="22.44cm" svg:y2="7.657cm" draw:start-shape="id35" draw:start-glue-point="1" draw:end-shape="id38" draw:end-glue-point="3" svg:d="M17500 11000h1500v-3343h3440" svg:viewBox="0 0 4941 3344">
          <text:p/>
        </draw:connector>
        <draw:custom-shape draw:name="On-Page-Reference 31" draw:style-name="gr349" draw:text-style-name="P27" draw:layer="layout" svg:width="1.5cm" svg:height="1.5cm" svg:x="1.75cm" svg:y="18cm">
          <text:p text:style-name="P13"><text:span text:style-name="T11">L</text:span></text:p>
          <text:p text:style-name="P13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0" draw:text-style-name="P27" draw:layer="layout" svg:width="1.5cm" svg:height="1.5cm" svg:x="19cm" svg:y="5.25cm">
          <text:p text:style-name="P13"><text:span text:style-name="T11">L</text:span></text:p>
          <text:p text:style-name="P13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1" draw:text-style-name="P27" draw:layer="layout" svg:width="1.5cm" svg:height="1.5cm" svg:x="20.5cm" svg:y="7cm">
          <text:p text:style-name="P13"><text:span text:style-name="T11">L</text:span></text:p>
          <text:p text:style-name="P13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2" draw:text-style-name="P23" draw:layer="layout" draw:line-skew="0.3cm -0.105cm -2.69cm" svg:x1="35.671cm" svg:y1="5.927cm" svg:x2="23.691cm" svg:y2="11.548cm" draw:start-shape="id37" draw:start-glue-point="1" draw:end-shape="id39" draw:end-glue-point="3" svg:d="M35671 5927h565v2823h-15500v2798h2955" svg:viewBox="0 0 15501 5622">
          <text:p/>
        </draw:connector>
        <draw:connector draw:name="Connector-Standard 36" draw:style-name="gr353" draw:text-style-name="P23" draw:layer="layout" draw:line-skew="0.55cm 4.887cm -1.485cm" svg:x1="35.671cm" svg:y1="5.927cm" svg:x2="21.5cm" svg:y2="28.125cm" draw:start-shape="id37" draw:start-glue-point="1" draw:end-shape="id40" draw:end-glue-point="3" svg:d="M35671 5927h815v15823h-16736v6375h1750" svg:viewBox="0 0 16737 22199">
          <text:p/>
        </draw:connector>
        <draw:custom-shape draw:name="On-Page-Reference 34" draw:style-name="gr354" draw:text-style-name="P27" draw:layer="layout" svg:width="1.5cm" svg:height="1.5cm" svg:x="21cm" svg:y="10.75cm">
          <text:p text:style-name="P13"><text:span text:style-name="T11">WM</text:span></text:p>
          <text:p text:style-name="P13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5" draw:text-style-name="P23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56" draw:text-style-name="P27" draw:layer="layout" svg:width="1.5cm" svg:height="1.5cm" svg:x="34.75cm" svg:y="36.75cm">
          <text:p text:style-name="P13"><text:span text:style-name="T11">MS</text:span></text:p>
          <text:p text:style-name="P13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57" draw:text-style-name="P27" draw:layer="layout" svg:width="1.5cm" svg:height="1.5cm" svg:x="34.751cm" svg:y="36.751cm">
          <text:p text:style-name="P13"><text:span text:style-name="T11">MS</text:span></text:p>
          <text:p text:style-name="P13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58" draw:text-style-name="P23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59" draw:text-style-name="P27" draw:layer="layout" svg:width="1.5cm" svg:height="1.5cm" svg:x="18.5cm" svg:y="32.75cm">
          <text:p text:style-name="P13"><text:span text:style-name="T11">MS</text:span></text:p>
          <text:p text:style-name="P13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0" draw:text-style-name="P9" xml:id="id42" draw:id="id42" draw:layer="layout" svg:width="13.25cm" svg:height="0.799cm" svg:x="22.5cm" svg:y="19.5cm">
          <text:p text:style-name="P8"><text:span text:style-name="T4">//Записать информацию в файл</text:span></text:p>
          <text:p text:style-name="P8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1" draw:text-style-name="P23" draw:layer="layout" draw:line-skew="0.795cm 5.873cm -1.985cm" svg:x1="35.69cm" svg:y1="7.657cm" svg:x2="21.5cm" svg:y2="29.841cm" draw:start-shape="id38" draw:start-glue-point="1" draw:end-shape="id41" draw:end-glue-point="3" svg:d="M35690 7657h1060v17093h-17500v5091h2250" svg:viewBox="0 0 17501 22185">
          <text:p/>
        </draw:connector>
        <draw:custom-shape draw:name="On-Page-Reference 35" draw:style-name="gr362" draw:text-style-name="P27" draw:layer="layout" svg:width="1.5cm" svg:height="1.5cm" svg:x="19cm" svg:y="21.75cm">
          <text:p text:style-name="P13"><text:span text:style-name="T11">WM</text:span></text:p>
          <text:p text:style-name="P13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3" draw:text-style-name="P27" draw:layer="layout" svg:width="1.5cm" svg:height="1.5cm" svg:x="18.5cm" svg:y="28.25cm">
          <text:p text:style-name="P13"><text:span text:style-name="T11">WM</text:span></text:p>
          <text:p text:style-name="P13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4" draw:text-style-name="P23" draw:layer="layout" draw:line-skew="1.295cm 0.589cm -1.735cm" svg:x1="35.69cm" svg:y1="7.657cm" svg:x2="22.5cm" svg:y2="19.899cm" draw:start-shape="id38" draw:start-glue-point="1" draw:end-shape="id42" draw:end-glue-point="3" svg:d="M35690 7657h1560v6843h-16750v5399h2000" svg:viewBox="0 0 16751 12243">
          <text:p/>
        </draw:connector>
        <draw:custom-shape draw:name="On-Page-Reference 40" draw:style-name="gr365" draw:text-style-name="P27" draw:layer="layout" svg:width="1.5cm" svg:height="1.5cm" svg:x="19.75cm" svg:y="16.5cm">
          <text:p text:style-name="P13"><text:span text:style-name="T11">WM</text:span></text:p>
          <text:p text:style-name="P13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66" draw:text-style-name="P44" draw:layer="layout" svg:width="17.948cm" svg:height="1.673cm" svg:x="22.856cm" svg:y="0.336cm">
          <draw:text-box>
            <text:p><text:span text:style-name="T19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1T11:40:20.729170100</meta:creation-date>
    <dc:date>2025-12-25T13:35:12.363000000</dc:date>
    <meta:editing-duration>P1DT1H20M56S</meta:editing-duration>
    <meta:editing-cycles>65</meta:editing-cycles>
    <meta:generator>LibreOffice/24.2.4.2$Windows_X86_64 LibreOffice_project/51a6219feb6075d9a4c46691dcfe0cd9c4fff3c2</meta:generator>
    <meta:print-date>2025-11-05T16:10:57.047000000</meta:print-date>
    <meta:printed-by>Файлы PDF</meta:printed-by>
    <meta:document-statistic meta:object-count="388"/>
  </office:meta>
</office:document-meta>
</file>